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Liberation Serif" officeooo:rsid="003a4ce3" officeooo:paragraph-rsid="003cd2f7"/>
    </style:style>
    <style:style style:name="P2" style:family="paragraph" style:parent-style-name="Text_20_body">
      <style:text-properties style:font-name="Liberation Serif" officeooo:rsid="0060564c" officeooo:paragraph-rsid="0060564c"/>
    </style:style>
    <style:style style:name="P3" style:family="paragraph" style:parent-style-name="Text_20_body">
      <style:paragraph-properties fo:text-align="justify" style:justify-single-word="false"/>
      <style:text-properties officeooo:paragraph-rsid="003cd2f7"/>
    </style:style>
    <style:style style:name="P4" style:family="paragraph" style:parent-style-name="Text_20_body">
      <style:paragraph-properties fo:text-align="justify" style:justify-single-word="false"/>
      <style:text-properties officeooo:paragraph-rsid="004dbb3f"/>
    </style:style>
    <style:style style:name="P5" style:family="paragraph" style:parent-style-name="Text_20_body">
      <style:paragraph-properties fo:text-align="justify" style:justify-single-word="false"/>
      <style:text-properties officeooo:paragraph-rsid="005be540"/>
    </style:style>
    <style:style style:name="P6" style:family="paragraph" style:parent-style-name="Text_20_body">
      <style:paragraph-properties fo:text-align="justify" style:justify-single-word="false"/>
      <style:text-properties officeooo:paragraph-rsid="005e569b"/>
    </style:style>
    <style:style style:name="P7" style:family="paragraph" style:parent-style-name="Text_20_body">
      <style:text-properties officeooo:paragraph-rsid="002361f4"/>
    </style:style>
    <style:style style:name="P8" style:family="paragraph" style:parent-style-name="Text_20_body">
      <style:paragraph-properties fo:text-align="justify" style:justify-single-word="false"/>
      <style:text-properties officeooo:rsid="004057b7" officeooo:paragraph-rsid="004057b7"/>
    </style:style>
    <style:style style:name="P9" style:family="paragraph" style:parent-style-name="Text_20_body">
      <style:text-properties officeooo:rsid="00101d9e"/>
    </style:style>
    <style:style style:name="P10" style:family="paragraph" style:parent-style-name="Text_20_body">
      <style:text-properties officeooo:paragraph-rsid="004f4903"/>
    </style:style>
    <style:style style:name="P11" style:family="paragraph" style:parent-style-name="Text_20_body">
      <style:text-properties officeooo:paragraph-rsid="00563e9c"/>
    </style:style>
    <style:style style:name="P12" style:family="paragraph" style:parent-style-name="Text_20_body">
      <style:text-properties officeooo:paragraph-rsid="0056d360"/>
    </style:style>
    <style:style style:name="P13" style:family="paragraph" style:parent-style-name="Text_20_body">
      <style:text-properties officeooo:rsid="0058b87b" officeooo:paragraph-rsid="0058b87b"/>
    </style:style>
    <style:style style:name="P14" style:family="paragraph" style:parent-style-name="Text_20_body">
      <style:text-properties officeooo:paragraph-rsid="005c7284"/>
    </style:style>
    <style:style style:name="P15" style:family="paragraph" style:parent-style-name="Text_20_body">
      <style:text-properties officeooo:paragraph-rsid="005e569b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officeooo:rsid="0016e51b" officeooo:paragraph-rsid="004dbb3f"/>
    </style:style>
    <style:style style:name="P17" style:family="paragraph" style:parent-style-name="Text_20_body">
      <style:text-properties style:font-name="Liberation Serif" officeooo:rsid="0006363a" officeooo:paragraph-rsid="005c7284"/>
    </style:style>
    <style:style style:name="P18" style:family="paragraph" style:parent-style-name="Text_20_body">
      <style:paragraph-properties fo:text-align="justify" style:justify-single-word="false"/>
      <style:text-properties style:font-name="Liberation Serif" officeooo:rsid="0006363a" officeooo:paragraph-rsid="005e569b"/>
    </style:style>
    <style:style style:name="P19" style:family="paragraph" style:parent-style-name="Text_20_body">
      <style:text-properties style:font-name="Liberation Serif" fo:font-style="normal" officeooo:rsid="0006363a" officeooo:paragraph-rsid="005c7284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officeooo:rsid="0055a832" officeooo:paragraph-rsid="0007e341"/>
    </style:style>
    <style:style style:name="P21" style:family="paragraph" style:parent-style-name="Text_20_body" style:list-style-name="L3">
      <style:paragraph-properties fo:text-align="justify" style:justify-single-word="false"/>
      <style:text-properties style:font-name="Liberation Serif" officeooo:rsid="0040d517" officeooo:paragraph-rsid="0040d517"/>
    </style:style>
    <style:style style:name="P22" style:family="paragraph" style:parent-style-name="Text_20_body">
      <style:paragraph-properties fo:text-align="justify" style:justify-single-word="false"/>
      <style:text-properties style:font-name="Liberation Serif" officeooo:rsid="0040d517" officeooo:paragraph-rsid="0040d517"/>
    </style:style>
    <style:style style:name="P23" style:family="paragraph" style:parent-style-name="Text_20_body">
      <style:text-properties style:font-name="Liberation Serif" officeooo:rsid="0007e341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officeooo:rsid="004211fb" officeooo:paragraph-rsid="0056d360"/>
    </style:style>
    <style:style style:name="P25" style:family="paragraph" style:parent-style-name="Text_20_body">
      <style:paragraph-properties fo:text-align="justify" style:justify-single-word="false"/>
      <style:text-properties style:use-window-font-color="true" style:font-name="Liberation Serif" officeooo:rsid="0007e341" officeooo:paragraph-rsid="006295d9"/>
    </style:style>
    <style:style style:name="P26" style:family="paragraph" style:parent-style-name="Text_20_body">
      <style:paragraph-properties fo:text-align="justify" style:justify-single-word="false"/>
      <style:text-properties style:use-window-font-color="true" officeooo:rsid="0007e341" officeooo:paragraph-rsid="006295d9"/>
    </style:style>
    <style:style style:name="P27" style:family="paragraph" style:parent-style-name="Text_20_body" style:list-style-name="L1"/>
    <style:style style:name="P28" style:family="paragraph" style:parent-style-name="Text_20_body" style:list-style-name="L2">
      <style:text-properties officeooo:paragraph-rsid="00565e60"/>
    </style:style>
    <style:style style:name="P29" style:family="paragraph" style:parent-style-name="Text_20_body">
      <style:paragraph-properties fo:text-align="justify" style:justify-single-word="false"/>
      <style:text-properties officeooo:paragraph-rsid="006295d9"/>
    </style:style>
    <style:style style:name="P30" style:family="paragraph" style:parent-style-name="Text_20_body">
      <style:paragraph-properties fo:text-align="justify" style:justify-single-word="false"/>
      <style:text-properties officeooo:paragraph-rsid="0007e341"/>
    </style:style>
    <style:style style:name="P31" style:family="paragraph" style:parent-style-name="Text_20_body" style:list-style-name="L3">
      <style:paragraph-properties fo:text-align="justify" style:justify-single-word="false"/>
      <style:text-properties officeooo:paragraph-rsid="0040d517"/>
    </style:style>
    <style:style style:name="P32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officeooo:paragraph-rsid="003dc875"/>
    </style:style>
    <style:style style:name="P33" style:family="paragraph" style:parent-style-name="Text_20_body" style:list-style-name="L1">
      <style:paragraph-properties fo:margin-top="0in" fo:margin-bottom="0in" loext:contextual-spacing="false"/>
    </style:style>
    <style:style style:name="P34" style:family="paragraph" style:parent-style-name="Heading_20_2">
      <style:text-properties style:font-name="Liberation Serif"/>
    </style:style>
    <style:style style:name="P35" style:family="paragraph" style:parent-style-name="Heading_20_2">
      <style:paragraph-properties fo:text-align="justify" style:justify-single-word="false"/>
      <style:text-properties style:font-name="Liberation Serif"/>
    </style:style>
    <style:style style:name="P36" style:family="paragraph" style:parent-style-name="Heading_20_2" style:list-style-name="">
      <style:paragraph-properties fo:text-align="justify" style:justify-single-word="false"/>
      <style:text-properties style:font-name="Liberation Serif" officeooo:paragraph-rsid="0017097a"/>
    </style:style>
    <style:style style:name="P37" style:family="paragraph" style:parent-style-name="Heading_20_2">
      <style:paragraph-properties fo:text-align="justify" style:justify-single-word="false"/>
      <style:text-properties style:font-name="Liberation Serif" officeooo:rsid="0013b88e" officeooo:paragraph-rsid="0016e51b"/>
    </style:style>
    <style:style style:name="P38" style:family="paragraph" style:parent-style-name="Heading_20_2">
      <style:paragraph-properties fo:text-align="justify" style:justify-single-word="false"/>
      <style:text-properties style:font-name="Liberation Serif" officeooo:rsid="000472e9" officeooo:paragraph-rsid="0006363a"/>
    </style:style>
    <style:style style:name="P39" style:family="paragraph" style:parent-style-name="Heading_20_2">
      <style:paragraph-properties fo:text-align="justify" style:justify-single-word="false"/>
      <style:text-properties style:font-name="Liberation Serif" officeooo:rsid="000472e9" officeooo:paragraph-rsid="005c7284"/>
    </style:style>
    <style:style style:name="P40" style:family="paragraph" style:parent-style-name="Heading_20_2">
      <style:paragraph-properties fo:text-align="justify" style:justify-single-word="false"/>
      <style:text-properties style:font-name="Liberation Serif" officeooo:rsid="000472e9" officeooo:paragraph-rsid="0025ce95"/>
    </style:style>
    <style:style style:name="P41" style:family="paragraph" style:parent-style-name="Heading_20_2">
      <style:paragraph-properties fo:text-align="justify" style:justify-single-word="false"/>
      <style:text-properties style:font-name="Liberation Serif" officeooo:rsid="00299452" officeooo:paragraph-rsid="005c7284"/>
    </style:style>
    <style:style style:name="P42" style:family="paragraph" style:parent-style-name="Heading_20_2">
      <style:paragraph-properties fo:text-align="justify" style:justify-single-word="false"/>
      <style:text-properties style:font-name="Liberation Serif" officeooo:rsid="0006363a" officeooo:paragraph-rsid="005c7284"/>
    </style:style>
    <style:style style:name="P43" style:family="paragraph" style:parent-style-name="Heading_20_2">
      <style:paragraph-properties fo:text-align="justify" style:justify-single-word="false"/>
      <style:text-properties style:font-name="Liberation Serif" officeooo:rsid="0006363a" officeooo:paragraph-rsid="005e569b"/>
    </style:style>
    <style:style style:name="P44" style:family="paragraph" style:parent-style-name="Heading_20_2">
      <style:paragraph-properties fo:text-align="justify" style:justify-single-word="false"/>
      <style:text-properties style:font-name="Liberation Serif" officeooo:rsid="0006363a" officeooo:paragraph-rsid="002cb801"/>
    </style:style>
    <style:style style:name="P45" style:family="paragraph" style:parent-style-name="Heading_20_2">
      <style:paragraph-properties fo:text-align="justify" style:justify-single-word="false"/>
      <style:text-properties officeooo:paragraph-rsid="00108ebf"/>
    </style:style>
    <style:style style:name="P46" style:family="paragraph" style:parent-style-name="Heading_20_2">
      <style:paragraph-properties fo:text-align="justify" style:justify-single-word="false"/>
      <style:text-properties officeooo:paragraph-rsid="002cb801"/>
    </style:style>
    <style:style style:name="P47" style:family="paragraph" style:parent-style-name="Heading_20_2">
      <style:paragraph-properties fo:text-align="justify" style:justify-single-word="false"/>
      <style:text-properties officeooo:paragraph-rsid="002d165e"/>
    </style:style>
    <style:style style:name="P48" style:family="paragraph" style:parent-style-name="Heading_20_2">
      <style:paragraph-properties fo:text-align="justify" style:justify-single-word="false"/>
      <style:text-properties officeooo:paragraph-rsid="0006363a"/>
    </style:style>
    <style:style style:name="P49" style:family="paragraph" style:parent-style-name="Heading_20_2">
      <style:paragraph-properties fo:text-align="justify" style:justify-single-word="false"/>
      <style:text-properties officeooo:paragraph-rsid="0007e341"/>
    </style:style>
    <style:style style:name="P50" style:family="paragraph" style:parent-style-name="Heading_20_2">
      <style:paragraph-properties fo:text-align="justify" style:justify-single-word="false"/>
      <style:text-properties officeooo:paragraph-rsid="004211fb"/>
    </style:style>
    <style:style style:name="P51" style:family="paragraph" style:parent-style-name="Heading_20_2">
      <style:paragraph-properties fo:text-align="justify" style:justify-single-word="false" fo:break-before="page"/>
      <style:text-properties style:font-name="Liberation Serif" officeooo:paragraph-rsid="0017097a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6363a"/>
    </style:style>
    <style:style style:name="T3" style:family="text">
      <style:text-properties style:font-name="Liberation Serif" officeooo:rsid="0007e341"/>
    </style:style>
    <style:style style:name="T4" style:family="text">
      <style:text-properties style:font-name="Liberation Serif" officeooo:rsid="000bccad"/>
    </style:style>
    <style:style style:name="T5" style:family="text">
      <style:text-properties style:font-name="Liberation Serif" officeooo:rsid="00157f5c"/>
    </style:style>
    <style:style style:name="T6" style:family="text">
      <style:text-properties style:font-name="Liberation Serif" officeooo:rsid="0016e51b"/>
    </style:style>
    <style:style style:name="T7" style:family="text">
      <style:text-properties style:font-name="Liberation Serif" fo:language="en" fo:country="US"/>
    </style:style>
    <style:style style:name="T8" style:family="text">
      <style:text-properties style:font-name="Liberation Serif" fo:language="en" fo:country="US" officeooo:rsid="0016e51b"/>
    </style:style>
    <style:style style:name="T9" style:family="text">
      <style:text-properties style:font-name="Liberation Serif" fo:language="en" fo:country="US" officeooo:rsid="00197659"/>
    </style:style>
    <style:style style:name="T10" style:family="text">
      <style:text-properties style:font-name="Liberation Serif" fo:language="en" fo:country="US" officeooo:rsid="001ff863"/>
    </style:style>
    <style:style style:name="T11" style:family="text">
      <style:text-properties style:font-name="Liberation Serif" fo:language="en" fo:country="US" fo:font-style="normal" fo:font-weight="normal" officeooo:rsid="0034c157" style:font-style-asian="normal" style:font-weight-asian="normal" style:font-style-complex="normal" style:font-weight-complex="normal"/>
    </style:style>
    <style:style style:name="T12" style:family="text">
      <style:text-properties style:font-name="Liberation Serif" fo:language="en" fo:country="US" fo:font-style="normal" fo:font-weight="bold" officeooo:rsid="0034c157" style:font-style-asian="normal" style:font-weight-asian="bold" style:font-style-complex="normal" style:font-weight-complex="bold"/>
    </style:style>
    <style:style style:name="T13" style:family="text">
      <style:text-properties style:font-name="Liberation Serif" officeooo:rsid="002361f4"/>
    </style:style>
    <style:style style:name="T14" style:family="text">
      <style:text-properties style:font-name="Liberation Serif" officeooo:rsid="0024f7c6"/>
    </style:style>
    <style:style style:name="T15" style:family="text">
      <style:text-properties style:font-name="Liberation Serif" officeooo:rsid="0028a02d"/>
    </style:style>
    <style:style style:name="T16" style:family="text">
      <style:text-properties style:font-name="Liberation Serif" officeooo:rsid="002b08d2"/>
    </style:style>
    <style:style style:name="T17" style:family="text">
      <style:text-properties style:font-name="Liberation Serif" fo:font-style="normal" officeooo:rsid="0006363a" style:font-style-asian="normal" style:font-style-complex="normal"/>
    </style:style>
    <style:style style:name="T18" style:family="text">
      <style:text-properties style:font-name="Liberation Serif" fo:font-style="normal" officeooo:rsid="00309810" style:font-style-asian="normal" style:font-style-complex="normal"/>
    </style:style>
    <style:style style:name="T19" style:family="text">
      <style:text-properties style:font-name="Liberation Serif" fo:font-style="normal" officeooo:rsid="00531b18" style:font-style-asian="normal" style:font-style-complex="normal"/>
    </style:style>
    <style:style style:name="T20" style:family="text">
      <style:text-properties style:font-name="Liberation Serif" fo:font-style="normal" officeooo:rsid="0056d360" style:font-style-asian="normal" style:font-style-complex="normal"/>
    </style:style>
    <style:style style:name="T21" style:family="text">
      <style:text-properties style:font-name="Liberation Serif" officeooo:rsid="00318d9c"/>
    </style:style>
    <style:style style:name="T22" style:family="text">
      <style:text-properties style:font-name="Liberation Serif" officeooo:rsid="003a4ce3"/>
    </style:style>
    <style:style style:name="T23" style:family="text">
      <style:text-properties style:font-name="Liberation Serif" officeooo:rsid="004dbb3f"/>
    </style:style>
    <style:style style:name="T24" style:family="text">
      <style:text-properties style:font-name="Liberation Serif" officeooo:rsid="00537eba"/>
    </style:style>
    <style:style style:name="T25" style:family="text">
      <style:text-properties style:font-name="Liberation Serif" officeooo:rsid="0055a832"/>
    </style:style>
    <style:style style:name="T26" style:family="text">
      <style:text-properties style:font-name="Liberation Serif" fo:font-weight="bold" officeooo:rsid="00157f5c" style:font-weight-asian="bold" style:font-weight-complex="bold"/>
    </style:style>
    <style:style style:name="T27" style:family="text">
      <style:text-properties style:font-name="Liberation Serif" fo:font-weight="bold" officeooo:rsid="0016e51b" style:font-weight-asian="bold" style:font-weight-complex="bold"/>
    </style:style>
    <style:style style:name="T28" style:family="text">
      <style:text-properties style:font-name="Liberation Serif" fo:font-weight="bold" officeooo:rsid="002361f4" style:font-weight-asian="bold" style:font-weight-complex="bold"/>
    </style:style>
    <style:style style:name="T29" style:family="text">
      <style:text-properties style:font-name="Liberation Serif" fo:font-weight="bold" officeooo:rsid="003a4ce3" style:font-weight-asian="bold" style:font-weight-complex="bold"/>
    </style:style>
    <style:style style:name="T30" style:family="text">
      <style:text-properties style:font-name="Liberation Serif" officeooo:rsid="005be540"/>
    </style:style>
    <style:style style:name="T31" style:family="text">
      <style:text-properties style:font-name="Liberation Serif" officeooo:rsid="005c6702"/>
    </style:style>
    <style:style style:name="T32" style:family="text">
      <style:text-properties style:font-name="Liberation Serif" officeooo:rsid="00299452"/>
    </style:style>
    <style:style style:name="T33" style:family="text">
      <style:text-properties style:font-name="Liberation Serif" officeooo:rsid="005c7284"/>
    </style:style>
    <style:style style:name="T34" style:family="text">
      <style:text-properties style:font-name="Liberation Serif" officeooo:rsid="00309810"/>
    </style:style>
    <style:style style:name="T35" style:family="text">
      <style:text-properties style:font-name="Liberation Serif" officeooo:rsid="002e0fa2"/>
    </style:style>
    <style:style style:name="T36" style:family="text">
      <style:text-properties style:font-name="Liberation Serif" officeooo:rsid="005e569b"/>
    </style:style>
    <style:style style:name="T37" style:family="text">
      <style:text-properties style:font-name="Liberation Serif" officeooo:rsid="0060b61a"/>
    </style:style>
    <style:style style:name="T38" style:family="text">
      <style:text-properties style:font-name="Liberation Serif" officeooo:rsid="00610bef"/>
    </style:style>
    <style:style style:name="T39" style:family="text">
      <style:text-properties style:font-name="Liberation Serif" officeooo:rsid="006295d9"/>
    </style:style>
    <style:style style:name="T40" style:family="text">
      <style:text-properties style:font-name="Liberation Serif" officeooo:rsid="006763f4"/>
    </style:style>
    <style:style style:name="T41" style:family="text">
      <style:text-properties style:font-name="Liberation Serif" officeooo:rsid="00676f65"/>
    </style:style>
    <style:style style:name="T42" style:family="text">
      <style:text-properties style:font-name="Liberation Serif" officeooo:rsid="0040d517"/>
    </style:style>
    <style:style style:name="T43" style:family="text">
      <style:text-properties officeooo:rsid="0016e51b"/>
    </style:style>
    <style:style style:name="T44" style:family="text">
      <style:text-properties fo:language="en" fo:country="US"/>
    </style:style>
    <style:style style:name="T45" style:family="text">
      <style:text-properties fo:language="en" fo:country="US" fo:font-weight="bold" style:font-weight-asian="bold" style:font-weight-complex="bold"/>
    </style:style>
    <style:style style:name="T46" style:family="text">
      <style:text-properties officeooo:rsid="000bccad"/>
    </style:style>
    <style:style style:name="T47" style:family="text">
      <style:text-properties officeooo:rsid="0024dbc9"/>
    </style:style>
    <style:style style:name="T48" style:family="text">
      <style:text-properties officeooo:rsid="002d165e"/>
    </style:style>
    <style:style style:name="T49" style:family="text">
      <style:text-properties officeooo:rsid="002ee8c6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504265" style:font-weight-asian="bold" style:font-weight-complex="bold"/>
    </style:style>
    <style:style style:name="T53" style:family="text">
      <style:text-properties fo:font-weight="bold" officeooo:rsid="00676f65" style:font-weight-asian="bold" style:font-weight-complex="bold"/>
    </style:style>
    <style:style style:name="T54" style:family="text">
      <style:text-properties fo:font-weight="bold" officeooo:rsid="0068fc70" style:font-weight-asian="bold" style:font-weight-complex="bold"/>
    </style:style>
    <style:style style:name="T55" style:family="text">
      <style:text-properties officeooo:rsid="004211fb"/>
    </style:style>
    <style:style style:name="T56" style:family="text">
      <style:text-properties officeooo:rsid="00504265"/>
    </style:style>
    <style:style style:name="T57" style:family="text">
      <style:text-properties officeooo:rsid="005badfd"/>
    </style:style>
    <style:style style:name="T58" style:family="text">
      <style:text-properties officeooo:rsid="005c6702"/>
    </style:style>
    <style:style style:name="T59" style:family="text">
      <style:text-properties officeooo:rsid="005c7284"/>
    </style:style>
    <style:style style:name="T60" style:family="text">
      <style:text-properties officeooo:rsid="005e569b"/>
    </style:style>
    <style:style style:name="T61" style:family="text">
      <style:text-properties officeooo:rsid="006295d9"/>
    </style:style>
    <style:style style:name="T62" style:family="text">
      <style:text-properties officeooo:rsid="0063fe2c"/>
    </style:style>
    <style:style style:name="T63" style:family="text">
      <style:text-properties officeooo:rsid="006763f4"/>
    </style:style>
    <style:style style:name="T64" style:family="text">
      <style:text-properties officeooo:rsid="0068fc7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Hi! My name is Nika Neider and <text:span text:style-name="T57">today I will tell</text:span> you about Css &amp; Shaders.</text:p>
      <text:h text:style-name="P35" text:outline-level="2">Slide 1 </text:h>
      <text:p text:style-name="P9">First I <text:span text:style-name="T63">speak</text:span> you about standard filters. Then I will go to the Shaders.</text:p>
      <text:p text:style-name="P9">Filter is a CSS property that <text:span text:style-name="T51">allows you to apply</text:span> graphic effects to elements on your web page.</text:p>
      <text:h text:style-name="P37" text:outline-level="2">Slide <text:span text:style-name="T43">2</text:span></text:h>
      <text:p text:style-name="P4"><text:span text:style-name="T5">In </text:span><text:span text:style-name="T23">Twenty oh eight</text:span><text:span text:style-name="T5">, Robert O'Callaghan from Mozilla first described the idea of using SVG filters </text:span><text:span text:style-name="T26">through the application of</text:span><text:span text:style-name="T5"> CSS to DOM's elements in his blog.</text:span><text:span text:style-name="T1"> </text:span><text:span text:style-name="T6"><text:s/>4 years later, on 25 of October </text:span><text:span text:style-name="T23">Twenty oh twelv</text:span><text:span text:style-name="T6">, the W3C released the first version of the CSS filter specification.</text:span></text:p>
      <text:h text:style-name="Heading_20_2" text:outline-level="2"><text:span text:style-name="T6">S</text:span><text:span text:style-name="T1">lide </text:span><text:span text:style-name="T31">3</text:span></text:h>
      <text:p text:style-name="P16">Since then, there have been several specifications updates.</text:p>
      <text:p text:style-name="P4"><text:span text:style-name="T30">On 17 of May Twenty oh eighteen</text:span><text:span text:style-name="T6"> was the last time the specification was updated.</text:span></text:p>
      <text:p text:style-name="P5"><text:span text:style-name="T6">On </text:span><text:span text:style-name="T30">9 of </text:span><text:span text:style-name="T6">November <text:s/></text:span><text:span text:style-name="T30">Twenty oh seventeen</text:span><text:span text:style-name="T6"> was created </text:span><text:span text:style-name="T30">a filter module number 2 </text:span><text:span text:style-name="T6">that refers to the backdrop filter.</text:span></text:p>
      <text:h text:style-name="P45" text:outline-level="2"><text:span text:style-name="T1">Slide </text:span><text:span text:style-name="T31">4</text:span></text:h>
      <text:p text:style-name="Text_20_body"><text:bookmark text:name="result_box"/><text:span text:style-name="T8">Let's see how filters work</text:span><text:span text:style-name="T9">. </text:span><text:span text:style-name="T6">When browser loads the page, </text:span><text:span text:style-name="T27">it performes the following</text:span><text:span text:style-name="T6"> steps:</text:span></text:p>
      <text:p text:style-name="Text_20_body">- Creates layout of page; - Applies Styles; - And render the page;</text:p>
      <text:p text:style-name="P10">Filters <text:span text:style-name="T51">are applied</text:span> after all these steps. But before the rendered page gets the screen. They <text:span text:style-name="T51">process</text:span> the page <text:span text:style-name="T51">pixel-by-pixel applying the specified effects</text:span>. These effects are <text:span text:style-name="T51">drawn over</text:span> the original page. <text:bookmark text:name="result_box1"/><text:span text:style-name="T45">Therefore</text:span><text:span text:style-name="T44">, you can use multiple filters</text:span>. The more filters, the more time <text:span text:style-name="T51">is required for</text:span> the browser to render the page. </text:p>
      <text:h text:style-name="P36" text:outline-level="2"><text:span text:style-name="T6"/></text:h>
      <text:h text:style-name="P51" text:outline-level="2"><text:span text:style-name="T6">Slide </text:span><text:span text:style-name="T58">5</text:span></text:h>
      <text:p text:style-name="Text_20_body">The filter <text:span text:style-name="T51">can be applied</text:span> to a picture / block / element. You can also apply multiple filters <text:span text:style-name="T51">at once</text:span>.</text:p>
      <text:p text:style-name="Text_20_body">The syntax of the filters is simple - we add the filter property to css with the following values. </text:p>
      <text:h text:style-name="Heading_20_2" text:outline-level="2"><text:span text:style-name="T6">Slide </text:span><text:span text:style-name="T1">6</text:span></text:h>
      <text:p text:style-name="P7"><text:span text:style-name="T2">filter: </text:span>url<text:span text:style-name="T2">(); The url() </text:span><text:span text:style-name="T13">helps you </text:span><text:span text:style-name="T28">to create your own</text:span><text:span text:style-name="T13"> filters using the SVG filter element and </text:span><text:span text:style-name="T28">refer to them from</text:span><text:span text:style-name="T13"> CSS. Each filter has its own id.</text:span></text:p>
      <text:h text:style-name="P38" text:outline-level="2">Slide <text:span text:style-name="T47">6</text:span></text:h>
      <text:p text:style-name="P11"><text:span text:style-name="T2">filter: </text:span><text:span text:style-name="T1">blur(</text:span><text:span text:style-name="Emphasis"><text:span text:style-name="T1">px, </text:span></text:span><text:span text:style-name="Emphasis"><text:span text:style-name="T14">em, rem</text:span></text:span><text:span text:style-name="T1">)</text:span><text:span text:style-name="T2">; </text:span>Applies a blur effect to the image. </text:p>
      <text:p text:style-name="P11">A larger value will create more blur. <text:span text:style-name="T59">The edges </text:span><text:span text:style-name="T52">are blurred like</text:span><text:span text:style-name="T56"> a border-shadow.</text:span></text:p>
      <text:h text:style-name="P39" text:outline-level="2">Slide <text:span text:style-name="T59">7</text:span></text:h>
      <text:p text:style-name="P14"><text:span text:style-name="T2">filter: </text:span>brightness<text:span text:style-name="T2">(%); Adjusts the brightness of the image. </text:span><text:span text:style-name="T33">Default value is 100%</text:span></text:p>
      <text:p text:style-name="P14"><text:span text:style-name="T2">0</text:span><text:span text:style-name="T16"> </text:span><text:span text:style-name="T2">will make the image completely black. </text:span></text:p>
      <text:h text:style-name="P41" text:outline-level="2">Slide <text:span text:style-name="T59">8</text:span></text:h>
      <text:p text:style-name="P17">Value over 100% will provide brighter results.</text:p>
      <text:h text:style-name="P39" text:outline-level="2">Slide <text:span text:style-name="T59">9</text:span></text:h>
      <text:p text:style-name="P14"><text:span text:style-name="T2">filter: </text:span>contrast<text:span text:style-name="T2">(%); Adjusts the contrast of the image. </text:span><text:span text:style-name="T33">Default value is 100%</text:span></text:p>
      <text:p text:style-name="P14"><text:span text:style-name="T15">0 </text:span><text:span text:style-name="T2">will make the image completely black. </text:span></text:p>
      <text:h text:style-name="P42" text:outline-level="2">Slide 10</text:h>
      <text:p text:style-name="P14"><text:span text:style-name="T2">Value over 100% <text:s/></text:span><text:span text:style-name="T21">will </text:span><text:span text:style-name="T32">give more contrast of the image.</text:span></text:p>
      <text:h text:style-name="P39" text:outline-level="2">Slide <text:span text:style-name="T49">11</text:span></text:h>
      <text:p text:style-name="P14"><text:span text:style-name="T2">filter: </text:span>drop-shadow<text:span text:style-name="Emphasis"><text:span text:style-name="T17">; </text:span></text:span><text:span text:style-name="Strong_20_Emphasis"><text:span text:style-name="T11">Creates a shadow </text:span></text:span><text:span text:style-name="Strong_20_Emphasis"><text:span text:style-name="T12">similar to</text:span></text:span><text:span text:style-name="Strong_20_Emphasis"><text:span text:style-name="T11"> the box-shadow property, but only the filter </text:span></text:span><text:span text:style-name="Strong_20_Emphasis"><text:span text:style-name="T12">supports hardware acceleration</text:span></text:span><text:span text:style-name="Strong_20_Emphasis"><text:span text:style-name="T11">. </text:span></text:span></text:p>
      <text:p text:style-name="P14"><text:bookmark text:name="result_box3"/><text:span text:style-name="Strong_20_Emphasis"><text:span text:style-name="T50">Adds a shadow </text:span></text:span><text:span text:style-name="Strong_20_Emphasis"><text:span text:style-name="T51">along the outline of the shape.</text:span></text:span></text:p>
      <text:p text:style-name="P14"><text:span text:style-name="Emphasis"><text:span text:style-name="T17">X, </text:span></text:span><text:span text:style-name="Emphasis"><text:span text:style-name="T20">y</text:span></text:span><text:span text:style-name="Emphasis"><text:span text:style-name="T17"> - Specifies a pixel value for the horizontal shadow, vertical shadow. </text:span></text:span></text:p>
      <text:p text:style-name="P14"><text:span text:style-name="Emphasis"><text:span text:style-name="T17">blur - The blur distance, </text:span></text:span><text:span text:style-name="Emphasis"><text:span text:style-name="T18">default = 0. c - </text:span></text:span><text:span text:style-name="Emphasis"><text:span text:style-name="T17">color </text:span></text:span><text:span text:style-name="Emphasis"><text:span text:style-name="T18">of</text:span></text:span><text:span text:style-name="Emphasis"><text:span text:style-name="T17"> the shadow.</text:span></text:span></text:p>
      <text:p text:style-name="P14"><text:span text:style-name="T34">spread - </text:span><text:span text:style-name="T32">Optional. The size of shadow.</text:span><text:span text:style-name="T17"> </text:span><text:span text:style-name="T19">Some</text:span><text:span text:style-name="T17"> browsers, do not support </text:span><text:span text:style-name="T20">spread</text:span><text:span text:style-name="T17">;</text:span></text:p>
      <text:h text:style-name="P39" text:outline-level="2">Slide <text:span text:style-name="T48">12</text:span></text:h>
      <text:p text:style-name="P14"><text:span text:style-name="T2">filter: </text:span>grayscale<text:span text:style-name="T2">(%); Converts the image to grayscale. </text:span><text:span text:style-name="T33">Default value is 0%</text:span></text:p>
      <text:p text:style-name="P19">100% will make the image completely gray. </text:p>
      <text:h text:style-name="P40" text:outline-level="2"><text:soft-page-break/>Slide <text:span text:style-name="T59">13</text:span></text:h>
      <text:p text:style-name="Text_20_body"><text:span text:style-name="T2">filter: </text:span>hue-rotate<text:span text:style-name="T2">(</text:span><text:span text:style-name="T3">deg</text:span><text:span text:style-name="T2">); </text:span>Applies a hue rotation on the image. The value <text:span text:style-name="T51">defines</text:span> the number <text:span text:style-name="T51">of degrees around </text:span><text:span text:style-name="T50">the</text:span> color circle <text:span text:style-name="T51">the image samples will be adjusted</text:span>. 0deg is default, and represents the original image.</text:p>
      <text:h text:style-name="P43" text:outline-level="2">Slide <text:span text:style-name="T48">14</text:span></text:h>
      <text:p text:style-name="P15"><text:span text:style-name="T2">filter: </text:span>invert<text:span text:style-name="T2">(%); Inverts the samples in the image. </text:span><text:span text:style-name="T33">Default value is 100%</text:span></text:p>
      <text:p text:style-name="P18">100% will make the image completely inverted. </text:p>
      <text:h text:style-name="P43" text:outline-level="2">Slide 1<text:span text:style-name="T60">5</text:span></text:h>
      <text:p text:style-name="P15"><text:span text:style-name="T2">filter: </text:span>opacity<text:span text:style-name="T2">(%); Sets the opacity level for the image. </text:span><text:span text:style-name="T33">Default value is 100%</text:span></text:p>
      <text:p text:style-name="P6"><text:span text:style-name="T2">0% </text:span><text:span text:style-name="T35">or 0 </text:span><text:span text:style-name="T2">is completely transparent. </text:span></text:p>
      <text:h text:style-name="P46" text:outline-level="2"><text:span text:style-name="T2">Slide 1</text:span><text:span text:style-name="T36">6</text:span></text:h>
      <text:p text:style-name="P15"><text:span text:style-name="T2">filter: </text:span>saturate<text:span text:style-name="T2">(%); </text:span>Saturates the image. <text:span text:style-name="T33">Default value is 100%</text:span></text:p>
      <text:p text:style-name="P12">0% (0) will make the image completely un-saturated. </text:p>
      <text:h text:style-name="P44" text:outline-level="2">Slide 1<text:span text:style-name="T60">7</text:span></text:h>
      <text:p text:style-name="Text_20_body">Values over 100% provides super-saturated results.</text:p>
      <text:h text:style-name="P47" text:outline-level="2"><text:span text:style-name="T2">Slide 1</text:span><text:span text:style-name="T36">8</text:span></text:h>
      <text:p text:style-name="P15"><text:span text:style-name="T2">filter: </text:span>sepia<text:span text:style-name="T2">(%); Converts the image to sepia. </text:span><text:span text:style-name="T33">Default value is 0%</text:span></text:p>
      <text:p text:style-name="Text_20_body">100% will make the image completely sepia. </text:p>
      <text:h text:style-name="P48" text:outline-level="2"><text:span text:style-name="T2">Slide 1</text:span><text:span text:style-name="T34">9</text:span></text:h>
      <text:p text:style-name="Text_20_body">To use multiple filters, <text:span text:style-name="T51">separate each filter with a space</text:span>.</text:p>
      <text:h text:style-name="P34" text:outline-level="2"/>
      <text:h text:style-name="P34" text:outline-level="2"/>
      <text:h text:style-name="P34" text:outline-level="2">Slide 20</text:h>
      <text:p text:style-name="P2">The backdrop-filter CSS property lets you apply graphical effects such as blurring or color shifting to the area behind an element.</text:p>
      <text:p text:style-name="P2">The property of the backdrop-filter is the same as for the filter property.</text:p>
      <text:p text:style-name="P2">However, not all browsers support this property.</text:p>
      <text:h text:style-name="P34" text:outline-level="2">Slide 21</text:h>
      <text:p text:style-name="P2">An example of blu<text:span text:style-name="T63">r</text:span> (10%). As you can see the background behind the block is blurred.</text:p>
      <text:h text:style-name="P49" text:outline-level="2"><text:soft-page-break/><text:span text:style-name="T2">Slide </text:span><text:span text:style-name="T3">2</text:span><text:span text:style-name="T37">2</text:span></text:h>
      <text:p text:style-name="P20">From this slide you can see that the history of shaders was short. </text:p>
      <text:p text:style-name="P30"><text:span text:style-name="T40">They</text:span><text:span text:style-name="T25"> were </text:span><text:span text:style-name="T40">a </text:span><text:span text:style-name="T25">part of the </text:span><text:span text:style-name="T41">first </text:span><text:span text:style-name="T25">Filter specification.</text:span></text:p>
      <text:p text:style-name="P26"><text:span text:style-name="T1">26 November 2013 custom filters were removed. Chrome has stopped support them in 2014.</text:span></text:p>
      <text:p text:style-name="P25">However, the Shaders are <text:span text:style-name="T63">a </text:span>part of the story and we will study it.</text:p>
      <text:h text:style-name="P49" text:outline-level="2"><text:span text:style-name="T2">Slide </text:span><text:span text:style-name="T3">21</text:span></text:h>
      <text:p text:style-name="P29"><text:span text:style-name="T22">Shaders </text:span><text:span text:style-name="T39">were</text:span><text:span text:style-name="T22"> </text:span><text:span text:style-name="T40">the </text:span><text:span text:style-name="T22">small programs </text:span><text:span text:style-name="T29">that process the vertices</text:span><text:span text:style-name="T22"> of 3D geometry and the color of pixels.</text:span></text:p>
      <text:p text:style-name="P1">There <text:span text:style-name="T61">was</text:span> the 2 types of shaders <text:span text:style-name="T63">which was </text:span><text:span text:style-name="T51">available </text:span>in custom filters.</text:p>
      <text:p text:style-name="P3">Vertex shaders — <text:span text:style-name="T61">were</text:span> about geometry and deforming and displacing objects in space.</text:p>
      <text:p text:style-name="P3">Fragment shaders — <text:span text:style-name="T61">were</text:span> about painting the surfaces of objects and modifying how pixels look.</text:p>
      <text:h text:style-name="P49" text:outline-level="2"><text:span text:style-name="T2">Slide </text:span><text:span text:style-name="T3">22</text:span></text:h>
      <text:list xml:id="list2389536556" text:style-name="L1">
        <text:list-item>
          <text:p text:style-name="P32"><text:span text:style-name="T3">An html or </text:span><text:a xlink:type="simple" xlink:href="http://www.vanseodesign.com/web-design/scalable-vector-graphics/" text:style-name="Internet_20_link" text:visited-style-name="Visited_20_Internet_20_Link"><text:span text:style-name="T3">svg element</text:span></text:a><text:span text:style-name="T3"> is placed on a mesh. </text:span>By default the mesh will have only two triangles. </text:p>
        </text:list-item>
        <text:list-item>
          <text:p text:style-name="P33">The mesh <text:span text:style-name="T51">is then processed with</text:span> a vertex shader, which <text:span text:style-name="T51">distorts and deforms</text:span> the element in 3D space. </text:p>
        </text:list-item>
        <text:list-item>
          <text:p text:style-name="P33">Then <text:span text:style-name="T63">called </text:span>a fragment shader, which processes the pixels inside the <text:span text:style-name="T63">mesh.</text:span></text:p>
        </text:list-item>
        <text:list-item>
          <text:p text:style-name="P27">The <text:span text:style-name="T51">rasterized output is displayed</text:span> on the screen <text:span text:style-name="T51">or </text:span><text:span text:style-name="T53">go to</text:span> the next filter <text:span text:style-name="T51">primitive</text:span>. </text:p>
        </text:list-item>
      </text:list>
      <text:h text:style-name="P49" text:outline-level="2"><text:span text:style-name="T2">Slide </text:span><text:span text:style-name="T3">23</text:span></text:h>
      <text:p text:style-name="P8">The mesh is based on <text:span text:style-name="T51">triangulated geometry</text:span>. The default vertex mesh is a rectangle with two triangles. It can be divided into more triangles to create a more flexible grid.</text:p>
      <text:p text:style-name="Text_20_body"><text:span text:style-name="T51">By moving the vertices around</text:span>, the triangles <text:span text:style-name="T51">inside are deformed or displaced</text:span> in different ways. There are 2 types of <text:span text:style-name="T51">grid geometry</text:span> that can be created through css <text:span text:style-name="T51">using the </text:span><text:a xlink:type="simple" xlink:href="http://www.w3.org/TR/filter-effects/%23geometry" text:style-name="Internet_20_link" text:visited-style-name="Visited_20_Internet_20_Link"><text:span text:style-name="T51">geometry descriptor</text:span></text:a>.</text:p>
      <text:list xml:id="list1735876456" text:style-name="L2">
        <text:list-item>
          <text:p text:style-name="P28"><text:span text:style-name="Strong_20_Emphasis">Detached</text:span> — Mesh has been divided into individual components.</text:p>
        </text:list-item>
        <text:list-item>
          <text:p text:style-name="P28"><text:span text:style-name="Strong_20_Emphasis">Attached</text:span> — If one triangle is deformed, then entire mesh is also deformed.</text:p>
        </text:list-item>
      </text:list>
      <text:h text:style-name="P49" text:outline-level="2"><text:span text:style-name="T2">Slide </text:span><text:span text:style-name="T3">24</text:span></text:h>
      <text:p text:style-name="P24">The syntax is the same as in filter base. <text:span text:style-name="T64">We write custom atribute. Because that</text:span> the shaders are also called <text:span text:style-name="T62">custom filters. </text:span>It contains <text:span text:style-name="T64">4</text:span> parameter<text:span text:style-name="T64">s</text:span>. V_Shader <text:s/>and F_Shader <text:s/><text:span text:style-name="T51">separated by a space </text:span><text:span text:style-name="T54">and </text:span>may contain url () or mix (). </text:p>
      <text:h text:style-name="P50" text:outline-level="2"><text:span text:style-name="T2">Slide </text:span><text:span text:style-name="T3">25</text:span></text:h>
      <text:p text:style-name="P22"><text:span text:style-name="T55">Mix()</text:span> can take input parameters of 3 general kinds.</text:p>
      <text:list xml:id="list3204176713" text:style-name="L3">
        <text:list-item>
          <text:p text:style-name="P21">uniform parameters — have a single value for all vertices and pixels of the mesh</text:p>
        </text:list-item>
        <text:list-item>
          <text:p text:style-name="P21">attribute parameters — have their own values for every vertex of the mesh</text:p>
        </text:list-item>
        <text:list-item>
          <text:p text:style-name="P31"><text:span text:style-name="T42">varying parameters — are passed from vertex shader to fragment shader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8:06:41.265921332</meta:creation-date>
    <dc:date>2018-05-29T02:18:03.938760988</dc:date>
    <meta:editing-duration>PT5H49M28S</meta:editing-duration>
    <meta:editing-cycles>12</meta:editing-cycles>
    <meta:generator>LibreOffice/6.0.3.2$Linux_X86_64 LibreOffice_project/00m0$Build-2</meta:generator>
    <meta:document-statistic meta:table-count="0" meta:image-count="0" meta:object-count="0" meta:page-count="4" meta:paragraph-count="92" meta:word-count="1034" meta:character-count="5900" meta:non-whitespace-character-count="4936"/>
  </office:meta>
</office:document-meta>
</file>